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bd91"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8bd91" officeooo:paragraph-rsid="0018bd91"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color="#0000ff"/>
    </style:style>
    <style:style style:name="P6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0" style:family="paragraph" style:parent-style-name="Text_20_body">
      <style:paragraph-properties fo:text-align="justify" style:justify-single-word="false"/>
    </style:style>
    <style:style style:name="P81" style:family="paragraph" style:parent-style-name="Text_20_body">
      <style:text-properties fo:language="ru" fo:country="RU"/>
    </style:style>
    <style:style style:name="P82" style:family="paragraph" style:parent-style-name="Text_20_body">
      <loext:graphic-properties draw:fill="solid" draw:fill-color="#eeeeee" draw:opacity="100%"/>
      <style:paragraph-properties fo:background-color="#eeeeee"/>
      <style:text-properties fo:language="ru" fo:country="RU"/>
    </style:style>
    <style:style style:name="P8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4" style:family="paragraph" style:parent-style-name="Text_20_body">
      <style:text-properties fo:color="#800000" fo:language="ru" fo:country="RU"/>
    </style:style>
    <style:style style:name="P85" style:family="paragraph" style:parent-style-name="Text_20_body">
      <loext:graphic-properties draw:fill="solid" draw:fill-color="#eeeeee" draw:opacity="100%"/>
      <style:paragraph-properties fo:background-color="#eeeeee"/>
    </style:style>
    <style:style style:name="P86" style:family="paragraph" style:parent-style-name="First_20_line_20_indent">
      <loext:graphic-properties draw:fill="solid" draw:fill-color="#eeeeee" draw:opacity="100%"/>
      <style:paragraph-properties fo:background-color="#eeeeee"/>
      <style:text-properties fo:language="ru" fo:country="RU"/>
    </style:style>
    <style:style style:name="P8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8" style:family="paragraph" style:parent-style-name="Text_20_body">
      <style:paragraph-properties fo:margin-left="0in" fo:margin-right="0in" fo:text-align="justify" style:justify-single-word="false" fo:text-indent="0in" style:auto-text-indent="false"/>
    </style:style>
    <style:style style:name="P89" style:family="paragraph" style:parent-style-name="Text_20_body">
      <style:paragraph-properties fo:margin-left="0in" fo:margin-right="0in" fo:text-align="justify" style:justify-single-word="false" fo:text-indent="0in" style:auto-text-indent="false"/>
      <style:text-properties fo:color="#800000"/>
    </style:style>
    <style:style style:name="P9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1" style:family="paragraph" style:parent-style-name="Text_20_body">
      <style:paragraph-properties fo:margin-left="0in" fo:margin-right="0in" fo:text-align="center" style:justify-single-word="false" fo:text-indent="0in" style:auto-text-indent="false"/>
    </style:style>
    <style:style style:name="P9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1" style:family="paragraph" style:parent-style-name="Footnote">
      <style:paragraph-properties fo:margin-left="0in" fo:margin-right="0in" fo:text-indent="0in" style:auto-text-indent="fals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Footnot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2" style:family="paragraph" style:parent-style-name="Text_20_body" style:list-style-name="L1">
      <style:paragraph-properties fo:text-align="justify" style:justify-single-word="false"/>
    </style:style>
    <style:style style:name="P113" style:family="paragraph" style:parent-style-name="Text_20_body" style:list-style-name="L1">
      <style:paragraph-properties fo:text-align="justify" style:justify-single-word="false"/>
      <style:text-properties fo:language="ru" fo:country="RU"/>
    </style:style>
    <style:style style:name="P114" style:family="paragraph" style:parent-style-name="Text_20_body" style:list-style-name="L2">
      <style:paragraph-properties fo:text-align="justify" style:justify-single-word="false"/>
      <style:text-properties fo:language="ru" fo:country="RU"/>
    </style:style>
    <style:style style:name="P11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c526" officeooo:paragraph-rsid="001cc526"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c526" officeooo:paragraph-rsid="002212b1"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212b1" style:font-style-asian="italic" style:font-style-complex="italic"/>
    </style:style>
    <style:style style:name="P1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2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loext:graphic-properties draw:fill="solid" draw:fill-color="#eeeeee" draw:opacity="100%"/>
      <style:paragraph-properties fo:background-color="#eeeeee"/>
      <style:text-properties fo:language="ru" fo:country="RU"/>
    </style:style>
    <style:style style:name="P131" style:family="paragraph" style:parent-style-name="Heading_20_2">
      <loext:graphic-properties draw:fill="solid" draw:fill-color="#eeeeee" draw:opacity="100%"/>
      <style:paragraph-properties fo:background-color="#eeeeee"/>
    </style:style>
    <style:style style:name="P132" style:family="paragraph" style:parent-style-name="Heading_20_1">
      <loext:graphic-properties draw:fill="solid" draw:fill-color="#eeeeee" draw:opacity="100%"/>
      <style:paragraph-properties fo:background-color="#eeeeee"/>
    </style:style>
    <style:style style:name="P133" style:family="paragraph" style:parent-style-name="Heading_20_1">
      <style:paragraph-properties fo:margin-left="0in" fo:margin-right="0in" fo:text-align="center" style:justify-single-word="false" fo:text-indent="0.1965in" style:auto-text-indent="false"/>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97f3f"/>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2212b1" style:font-weight-asian="normal" style:font-weight-complex="normal"/>
    </style:style>
    <style:style style:name="T13" style:family="text">
      <style:text-properties fo:language="en" fo:country="US" officeooo:rsid="0018bd91"/>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language="en" fo:country="US" officeooo:rsid="0018bd91"/>
    </style:style>
    <style:style style:name="T26" style:family="text">
      <style:text-properties fo:color="#800000" fo:language="en" fo:country="US" officeooo:rsid="001a7e1a"/>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loext:char-shading-value="0" style:font-style-asian="normal" style:font-style-complex="normal"/>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style:style style:name="T53" style:family="text">
      <style:text-properties officeooo:rsid="0018bd91"/>
    </style:style>
    <style:style style:name="T54" style:family="text">
      <style:text-properties officeooo:rsid="001a4895"/>
    </style:style>
    <style:style style:name="T55" style:family="text">
      <style:text-properties officeooo:rsid="001bae93"/>
    </style:style>
    <style:style style:name="T56" style:family="text">
      <style:text-properties officeooo:rsid="001f223f"/>
    </style:style>
    <style:style style:name="T57" style:family="text">
      <style:text-properties officeooo:rsid="00212ffc"/>
    </style:style>
    <style:style style:name="T58" style:family="text">
      <style:text-properties officeooo:rsid="002212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833845019296624764" text:style-name="L1">
        <text:list-item>
          <text:p text:style-name="P112">добавить детектив <text:span text:style-name="T1">(реализовано)</text:span>+ магические уроки/трактаты Старсвирла (реализовано)</text:p>
        </text:list-item>
        <text:list-item>
          <text:p text:style-name="P113">Терра несколько раз пытается убить Макса (один раз — в аквапарке). Несколько раз Макса спасает Селестия (даёт приказы Нексусу)</text:p>
        </text:list-item>
        <text:list-item>
          <text:p text:style-name="P113">Книги:</text:p>
        </text:list-item>
      </text:list>
      <text:list xml:id="list242078195687097285" text:style-name="L2">
        <text:list-item>
          <text:p text:style-name="P114">«Великие грифоны прошлого» - из канона (5<text:span text:style-name="T7">s8e)</text:span></text:p>
        </text:list-item>
        <text:list-item>
          <text:p text:style-name="P114">«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4">Дасти Вейфарер «Зебрианская культура, быт и фольклор»</text:p>
        </text:list-item>
        <text:list-item>
          <text:p text:style-name="P114">«Краткая история Эквестрии»</text:p>
        </text:list-item>
        <text:list-item>
          <text:p text:style-name="P114">«Шедевры архитектуры Эквестрии» с разделом о Кантерлотском Королевском Дворце</text:p>
        </text:list-item>
        <text:list-item>
          <text:p text:style-name="P114">«Великие дела и великие чары». Страница 893: …</text:p>
        </text:list-item>
        <text:list-item>
          <text:p text:style-name="P114">«Природа Проклятий» - обмен</text:p>
        </text:list-item>
        <text:list-item>
          <text:p text:style-name="P114">«<text:span text:style-name="T41">Магия для Чайников</text:span>» - обмен</text:p>
        </text:list-item>
        <text:list-item>
          <text:p text:style-name="P114">«Энциклопедия Арканум» - обмен</text:p>
        </text:list-item>
        <text:list-item>
          <text:p text:style-name="P114">«О Гейсах» - обмен</text:p>
        </text:list-item>
        <text:list-item>
          <text:p text:style-name="P114">«<text:span text:style-name="T50">Тайны Тайных Наук</text:span>» - обмен</text:p>
        </text:list-item>
        <text:list-item>
          <text:p text:style-name="P115">«Основы Заклятий» - обмен</text:p>
        </text:list-item>
        <text:list-item>
          <text:p text:style-name="P11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312167610499611585"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У Селестии были такие элементы гармонии: Магия, Доброта, Смех. У Луны — Верность, Честность, Щедрость. (ксенофази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 (Обмен).</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0">Искусственный интеллект. Создан Владом и Максом. Разработан для управления корпорациями.</text:p>
      <text:h text:style-name="Heading_20_3" text:outline-level="3">Норф</text:h>
      <text:p text:style-name="P8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8">Единорог. Холост, молод, мечтателен. Живёт в Кантерлоте. В свободное время рисует облака.</text:p>
      <text:h text:style-name="Heading_20_3" text:outline-level="3">Алекс</text:h>
      <text:p text:style-name="P88">Менеджер проектов, над одним из которых (Нексус) работает Макс.</text:p>
      <text:h text:style-name="Heading_20_3" text:outline-level="3">Ростик</text:h>
      <text:p text:style-name="P88">Лидер команды тестировщиков</text:p>
      <text:h text:style-name="Heading_20_3" text:outline-level="3">Стас</text:h>
      <text:p text:style-name="P88">Программист-новичок в команде Макса.</text:p>
      <text:h text:style-name="Heading_20_3" text:outline-level="3"><text:soft-page-break/>Рома</text:h>
      <text:p text:style-name="P88">Программист в команде UI-программистов</text:p>
      <text:h text:style-name="Heading_20_3" text:outline-level="3">Анджела</text:h>
      <text:p text:style-name="P88">Сисадмин. Флиртует с Максом.</text:p>
      <text:p text:style-name="P88"/>
      <text:h text:style-name="Heading_20_2" text:outline-level="2">Положения</text:h>
      <text:p text:style-name="P8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8" text:outline-level="2">1. Терра</text:h>
      <text:p text:style-name="P28">музыка - кондовая электронная, холодная и отчаянная (Electronics “Disappointed”)</text:p>
      <text:p text:style-name="P9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7">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8"><text:span text:style-name="T7">&gt;\</text:span>Привет, Нексус. Это Макс.</text:p>
      <text:p text:style-name="P58"><text:span text:style-name="T7">&lt;\</text:span>Привет Макс. <text:span text:style-name="T1">Рад тебя видеть. Где ты отсутствовал три дня?</text:span></text:p>
      <text:p text:style-name="P58"><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8"><text:span text:style-name="T7">&gt;\</text:span>Как называется наш проект?</text:p>
      <text:p text:style-name="P58"><text:span text:style-name="T7">&lt;\</text:span>Дайсон.</text:p>
      <text:p text:style-name="P58"><text:span text:style-name="T7">&gt;\</text:span>Сколько тебе лет?</text:p>
      <text:p text:style-name="P58"><text:soft-page-break/><text:span text:style-name="T7">&lt;\</text:span>Два года с начала запуска кластера.</text:p>
      <text:p text:style-name="P58"><text:span text:style-name="T7">&gt;\</text:span>Какой сейчас год?</text:p>
      <text:p text:style-name="P58"><text:span text:style-name="T7">&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8"><text:span text:style-name="T7">&gt;\</text:span>Нексус, отключи память <text:span text:style-name="T1">заданий</text:span> за последнюю неделю.</text:p>
      <text:p text:style-name="P58"><text:span text:style-name="T7">&lt;\</text:span>Выполнено.</text:p>
      <text:p text:style-name="P58"><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7">&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7">&lt;\</text:span><text:span text:style-name="T1">Выполняю задачу</text:span>...</text:p>
      <text:p text:style-name="P59"><text:span text:style-name="T7">&lt;\</text:span>...</text:p>
      <text:p text:style-name="P59"><text:span text:style-name="T7">&lt;\</text:span>Решение:</text:p>
      <text:p text:style-name="P59"><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8"><text:span text:style-name="T7">&gt;</text:span>\Нексус, почему ты используешь жёсткие настройки <text:span text:style-name="T1">для решения задачи</text:span>?</text:p>
      <text:p text:style-name="P58"><text:span text:style-name="T7">&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58"><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58"><text:span text:style-name="T7">&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7">–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7">.</text:span></text:p>
      <text:p text:style-name="P65">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91">***</text:p>
      <text:p text:style-name="P9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1">Музыка быстрая, тревожная, надорваная и печальная (Pet Shop Boys “So Hard” ?)</text:p>
      <text:p text:style-name="P30"/>
      <text:p text:style-name="P8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2">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2726951853903085646"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1"><text:s/>Сколько страниц сегодня нахреначили?</text:p><text:p text:style-name="P102">– <text:span text:style-name="T1">Восемь, учитель!</text:span></text:p><text:p text:style-name="P102">–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0"><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5">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8">–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9">Селестия нахмурилась и подняла крылья.</text:p>
      <text:p text:style-name="P49"><text:span text:style-name="T7">– </text:span>Не забывай, человек, я — могущественный маг и правитель Эквестрии. Ко мне нужно относиться с должным уважением!</text:p>
      <text:p text:style-name="P49"><text:span text:style-name="T7">– </text:span>А то что? Превратишь в жабу? Сошлёшь на Луну? Убьёшь нахер?</text:p>
      <text:p text:style-name="P49">Аликорница сникла. Уши её опустились.</text:p>
      <text:p text:style-name="P49"><text:span text:style-name="T7">– </text:span>Макс, не надо... Ты же знаешь, я этого не сделаю.</text:p>
      <text:p text:style-name="P49"><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9"><text:span text:style-name="T7">Аликорница уселась н</text:span>а пол <text:span text:style-name="T7">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9"><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7">– </text:span>Вот, читай отсюда. <text:span text:style-name="T7">– а</text:span>ликорница подчеркнула абзац копытом.</text:p>
      <text:p text:style-name="P49"><text:soft-page-break/></text:p>
      <text:p text:style-name="P52">***</text:p>
      <text:p text:style-name="P52"/>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29" text:outline-level="2"><text:span text:style-name="T7">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2">***</text:p>
      <text:p text:style-name="P49">&lt;<text:span text:style-name="T45">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8" text:outline-level="2">6. Стыд</text:h>
      <text:p text:style-name="P49"/>
      <text:p text:style-name="P54">~~~ Завтра на семь в библиотеке ~~~</text:p>
      <text:p text:style-name="P54"/>
      <text:p text:style-name="P4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2">***</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46">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7">—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2">***</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7">—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7">40-6</text:span></text:h>
      <text:p text:style-name="P63">Mark Knopfler — Hill Farmers Blues — или на следующую главу (прощание)</text:p>
      <text:p text:style-name="P49"/>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54"><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7"> </text:span><text:span text:style-name="T37">—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7">—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4">Мне печалиться не стоит</text:p><text:p text:style-name="P104">Жизнь прекрасна и ярка</text:p><text:p text:style-name="P104">Телом молода, душою —</text:p><text:p text:style-name="P104">Как дракон морской мудра</text:p><text:p text:style-name="P104"/><text:p text:style-name="P104">Я видала взлёт империй,</text:p><text:p text:style-name="P104">Я жила среди легенд,</text:p><text:p text:style-name="P104">Древней магии мистерий</text:p><text:p text:style-name="P104">Я прилежнейший студент</text:p><text:p text:style-name="P104"/><text:p text:style-name="P104">Обожаема народом,</text:p><text:p text:style-name="P104">Уважаема врагом,</text:p><text:p text:style-name="P104">Но друзей моих немного,</text:p><text:p text:style-name="P104">Но жжёт душу холодом</text:p><text:p text:style-name="P104"/><text:p text:style-name="P104">Одинока и печальна,</text:p><text:p text:style-name="P104">Недоступна и строга,</text:p><text:p text:style-name="P104">Потеряла изначальный</text:p><text:p text:style-name="P104">Смысл жизни навсегда</text:p><text:p text:style-name="P104"/><text:p text:style-name="P104">Жизнь моя теперь публична,</text:p><text:p text:style-name="P104">Жизнь моя теперь для всех,</text:p><text:p text:style-name="P104">В этом — горе, в этом — счастье,</text:p><text:p text:style-name="P10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7">–</text:span> А водку у вас принято пить?</text:p>
      <text:p text:style-name="P41"><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9"><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7">– Это ты называешь “дружбой”? – с </text:span>улыбкой хмыкнул<text:span text:style-name="T7"> я. – </text:span>Мне нравится твоё чувство юмора.</text:p>
      <text:p text:style-name="P49">Аликорница нахмурилась.</text:p>
      <text:p text:style-name="P49"><text:span text:style-name="T7">–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2">***</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6">Додж </text:span><text:span text:style-name="T17">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0">А из Пинто Крика уже месяц нет новостей...</text:span></text:p>
      <text:p text:style-name="P5"><text:span text:style-name="T37">–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40">– </text:span>“<text:span text:style-name="T1">Что я могу сделать, чтобы вернуть всё назад?</text:span>”</text:p>
      <text:p text:style-name="P14"><text:span text:style-name="T40">–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3">Что бы это значило, Флер?</text:span></text:p>
      <text:p text:style-name="P14"><text:span text:style-name="T40">– </text:span><text:span text:style-name="T3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4">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8">&lt;</text:span><text:span text:style-name="T2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38">&lt;</text:span><text:span text:style-name="T49">Mark Knopfler - </text:span><text:span text:style-name="T48">Hill Farmer's Blues</text:span><text:span text:style-name="T38">&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Луна.</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4"><text:soft-page-break/>– А почему только тебя? А меня? А дядю-горгулия?</text:p>
      <text:p text:style-name="P54">– <text:s/>Тебя я забрать ему не дам. А в дядю не тыкай копытом, это невежливо! Спи уже, мой маленький!</text:p>
      <text:p text:style-name="P54">– Поцелуй меня на ночь, мам!</text:p>
      <text:p text:style-name="P54">– Конечно, мой хороший...</text:p>
      <text:p text:style-name="P54"/>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0">меткоискатели потом устроят во дворе за домом Макса эксперимент по </text:span><text:s/><text:span text:style-name="T20">полёту на реактивном воздушном змее с антиоблачной пушкой — хотят быть погодными пони</text:span>&gt;. А вот...</text:p>
      <text:p text:style-name="P1"><text:span text:style-name="T37">–</text:span><text:span text:style-name="T33">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text:soft-page-break/>–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92"><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9"><text:span text:style-name="T7">–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3">Луна является изо сна и запрещает Твайлайт дальнейшие исследования – потом Макс встречается с ней во сне</text:span><text:span text:style-name="T7">&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2">***</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4"/>
      <text:p text:style-name="P54">– Ага, он был закладкой в четвёртом номере «PlayMare», в разделе «Тридцать две позы, которые удивят вашего френдкольта».</text:p>
      <text:p text:style-name="P54">– Спайк! Немедленно ложись спать!</text:p>
      <text:p text:style-name="P54">– Уже иду. Кукурузу доем только и иду.</text:p>
      <text:p text:style-name="P54">– <text:span text:style-name="T58">А почему Индре считали одержимым?</text:span></text:p>
      <text:p text:style-name="P122">– <text:span text:style-name="T58">Потому что он считал себя человеком. Не был им, как ты, Макс, а именно считал. </text:span>Ему как-то приснился сон, после которого он стал себя <text:span text:style-name="T58">полагать</text:span> пришельцем из другого мира, принявшим облик единорога. И он оставил после себя заклинание. Одно-единственное заклинание <text:span text:style-name="T58">Воплощения</text:span> или заклинание Индрэ. В школе в Кантерлоте его не изучают, и даже на факультатив не дают <text:span text:style-name="T11">— </text:span><text:span text:style-name="T12">далеко не у всякого опытного мага хватит силы его вызвать</text:span>.</text:p>
      <text:p text:style-name="P122">– <text:span text:style-name="T58">Так у вас знают про людей? Впервые слышу. В Кантерлоте, да и в Понивилле все обращались со мной, как с диковинкой.</text:span></text:p>
      <text:p text:style-name="P122">– <text:span text:style-name="T58">Нууу, так оно и есть. Вы, люди, у нас описаны к</text:span>ак мифические древние существа, которые иногда встреча<text:span text:style-name="T58">лись</text:span> единорогам в Вечнодиком лесу. Вы при встрече обычно присаживае<text:span text:style-name="T58">тесь</text:span> на землю и <text:soft-page-break/>предлагаете колени, чтобы единорог мог положить на них свою голову и отдохнуть.</text:p>
      <text:p text:style-name="P122">– <text:span text:style-name="T58">Ясно. Продолжай, Твайлайт.</text:span></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9">Я уселась на пуфике, а подруги заняли места на матрасах…</text:p>
      <text:p text:style-name="P54"><text:soft-page-break/></text:p>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6">***</text:p>
      <text:p text:style-name="P62">&lt;Seal — Amazing&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 </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6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3"><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text:p>
      <text:p text:style-name="P1"/>
      <text:p text:style-name="P3">***</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Хренасе... Человеки рулят...» <text:span text:style-name="T10">—</text:span><text:span text:style-name="T11"> </text:span><text:span text:style-name="T5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51">d.notive — Talking Flight</text:span>&gt;</text:p>
      <text:p text:style-name="P54">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text:span><text:span text:style-name="T21">разъяснение эгрегора перенести в разговор с Максом</text:span><text:span text:style-name="T1">&gt;?</text:span> Куда ведёт чёрный экран?</text:p>
      <text:p text:style-name="P54"/>
      <text:p text:style-name="P56">***</text:p>
      <text:p text:style-name="P54"/>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52">***</text:p>
      <text:p text:style-name="P49"/>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text:soft-page-break/>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3">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text:p>
      <text:p text:style-name="P1"/>
      <text:h text:style-name="Heading_20_2" text:outline-level="2">12. День сурка</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7">—</text:span><text:span text:style-name="T7"> роскошью, недоступной мне </text:span><text:span text:style-name="T1">годами</text:span><text:span text:style-name="T7"> работы программистом. Краем уха </text:span><text:soft-page-break/><text:span text:style-name="T7">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5"><text:span text:style-name="T57">Д</text:span>ом, который я арендовал под жилище, был в прошлом жилищем путевого обходчика. <text:span text:style-name="T56">Добротный домик расположился на окраине Понивилля, в конце заброшенной железнодорожной ветки.</text:span>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text:span text:style-name="T55">с массивными воротами</text:span> в глубине сада. И вот из неё-то отчётливо раздавалась перебранка.</text:p>
      <text:p text:style-name="P5">…</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text:span><text:span text:style-name="T6">думать</text:span><text:span text:style-name="T1"> вопрос для ускорителя.</text:span></text:p>
      <text:p text:style-name="P49">– Так причём тут ускоритель, Скуталу?! Говорю ж, это для заклинания Индрэ...</text:p>
      <text:p text:style-name="P49">…</text:p>
      <text:p text:style-name="P51">Я захлопнул окно. Опять детвора играет. Я уже несколько дней, возвращаясь от Твайлайт, слышал из этой будки возню и жеребячьи голоса.</text:p>
      <text:p text:style-name="P51">После тщательного отбора оборудования я с помощью Спайка отослал полученный список Селестии. К нашему с Твайлайт удивлению, ответ задерживался. Вот уже неделю я праздно жил в Понивилле, вникая в суть <text:span text:style-name="T54">исследований</text:span> <text:span text:style-name="T53">единорожки</text:span>. Для лучшего понимания аспектов магии, <text:span text:style-name="T53">она</text:span> даже попыталась обучить меня нескольким простейшим заклинаниям. <text:span text:style-name="T53">Впрочем, безрезультатно </text:span><text:span text:style-name="T13">— то ли я был глух к магии, то ли она ко мне, но с заклинаниями у меня не складывалось. </text:span><text:span text:style-name="T25">Единственное, что получалось — вызвать </text:span><text:span text:style-name="T26">голубоватые искры с </text:span><text:span text:style-name="T25">потрескивани</text:span><text:span text:style-name="T26">ем</text:span><text:span text:style-name="T25"> вокруг себя &lt;на самом деле это потрескивание – упрочнение мира&gt;</text:span><text:span text:style-name="T53">.</text:span></text:p>
      <text:p text:style-name="P53">Закрыв дверь, я отправился <text:span text:style-name="T56">в билиотеку.</text:span></text:p>
      <text:p text:style-name="P119">…</text:p>
      <text:p text:style-name="P120">– <text:span text:style-name="T58">Магия подобна </text:span></text:p>
      <text:p text:style-name="P49"/>
      <text:p text:style-name="P49"/>
      <text:p text:style-name="P49"/>
      <text:p text:style-name="P49"><text:soft-page-break/></text:p>
      <text:p text:style-name="P14"/>
      <text:p text:style-name="P1"><text:span text:style-name="T7">&lt;</text:span><text:span text:style-name="T21">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7">&gt;</text:span></text:p>
      <text:p text:style-name="P5"/>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5">&lt;<text:span text:style-name="T20">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29">Ты</text:span><text:span text:style-name="T28"> что! Нельзя любить фаэри! Она похитит твоё сердце и ты будешь искать её до смерти</text:span><text:span text:style-name="T29">)</text:span><text:span text:style-name="T28"> — Пинки </text:span><text:span text:style-name="T29">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5"><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9">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3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0">Влад рассказывает Максу о своём сне </text:span><text:span text:style-name="T23">—</text:span><text:span text:style-name="T20">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0">согласовать с тем, что говорил Анакорн о Р/Д</text:span><text:span text:style-name="T7">&gt;</text:span>). </text:p>
      <text:p text:style-name="P2">Об этом Эгрегоре пишется в книге <text:span text:style-name="T7">&lt;</text:span><text:span text:style-name="T20">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0">обоснование сна для Р/Д. РД видит несколько вариантов историй с Mane6 </text:span><text:span text:style-name="T23">—</text:span><text:span text:style-name="T20"> и с собой + Леро </text:span><text:span text:style-name="T23">—</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0"><text:soft-page-break/></text:p>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2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text:soft-page-break/>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3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3"/>
      <text:p text:style-name="P43">&gt;</text:p>
      <text:p text:style-name="P43"/>
      <text:p text:style-name="P43"/>
      <text:p text:style-name="P43"/>
      <text:p text:style-name="P54">.<text:span text:style-name="T20">..Макс! Запрошенный тобой </text:span><text:span text:style-name="T23">&lt;</text:span><text:span text:style-name="T20">синхрофазотрон</text:span><text:span text:style-name="T23">&gt; </text:span><text:span text:style-name="T2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0">&lt;</text:span><text:span text:style-name="T27">Макс помогает починить Эпплджек повозку.</text:span><text:span text:style-name="T40">&gt;</text:span></text:p>
      <text:p text:style-name="P43"/>
      <text:p text:style-name="P84"/>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21">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ет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8">полгода </text:span><text:soft-page-break/><text:span text:style-name="T28">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
      <text:p text:style-name="P2"/>
      <text:p text:style-name="P2"/>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text:soft-page-break/></text:p>
      <text:p text:style-name="P2"><text:span text:style-name="T7">&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21">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3"><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text:soft-page-break/></text:p>
      <text:p text:style-name="P2"><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1"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oft-page-break/><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text:soft-page-break/>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1"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0">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oft-page-break/><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text:soft-page-break/>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9"/>
      <text:p text:style-name="P50">Она вытянула шею и начала по очереди сгибать-разгибать ноги, разминая суставы.</text:p>
      <text:p text:style-name="P50"><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text:soft-page-break/>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1" text:outline-level="2">В библиотеке замка Селестии</text:h>
      <text:p text:style-name="P85"/>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1" text:outline-level="2">Понивилль</text:h>
      <text:p text:style-name="P2"/>
      <text:h text:style-name="P13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oft-page-break/><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4"/>
      <text:h text:style-name="P131" text:outline-level="2">Первый сеанс двойного сна. Рэрити</text:h>
      <text:p text:style-name="P2"/>
      <text:p text:style-name="P2"><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1" text:outline-level="2">Сон Макса</text:h>
      <text:p text:style-name="P85"/>
      <text:p text:style-name="P2"><text:span text:style-name="T7">&lt;</text:span><text:span text:style-name="T20">он медленно просыпается от комы в больнице в отделении реанимации после падения (упал на </text:span><text:soft-page-break/><text:span text:style-name="T20">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3">–</text:span><text:span text:style-name="T20"> Готова, </text:span><text:span text:style-name="T23">–</text:span><text:span text:style-name="T20">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3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3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oft-page-break/><text:span text:style-name="T7">–</text:span> К <text:span text:style-name="T7">&lt;</text:span><text:span text:style-name="T20">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oft-page-break/><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0"> Пинки? </text:span><text:span text:style-name="T23">–</text:span><text:span text:style-name="T20"> Дэш сморщила нос. </text:span><text:span text:style-name="T23">–</text:span><text:span text:style-name="T20"> Я скажу ей, чтоб больше не </text:span><text:span text:style-name="T23">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oft-page-break/><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0">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3">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oft-page-break/><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text:soft-page-break/>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0">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85"/>
      <text:p text:style-name="P85"/>
      <text:p text:style-name="P85"/>
      <text:p text:style-name="P85"/>
      <text:p text:style-name="P2"><text:span text:style-name="T7">&lt;</text:span><text:span text:style-name="T20">Подходя к замку Принцесс, Дэш рассказывает Максу обо сне, который она утаила - с Леро.</text:span><text:span text:style-name="T7">&gt;</text:span> </text:p>
      <text:p text:style-name="P2"><text:span text:style-name="T7">&lt;</text:span><text:span text:style-name="T20">Кто следующий готов рассказывать?</text:span></text:p>
      <text:p text:style-name="P33">Пинки дёрнулась на месте, но промолчала.</text:p>
      <text:p text:style-name="P2"><text:span text:style-name="T23">–</text:span><text:span text:style-name="T20"> Я расскажу, - шагнула вперёд радужная пегаска. </text:span><text:span text:style-name="T23">–</text:span><text:span text:style-name="T20"> Хотя вряд ли ты узнаешь что-то полезное. Там галиматья какая-то…</text:span><text:span text:style-name="T7">&gt;</text:span></text:p>
      <text:p text:style-name="P2"><text:span text:style-name="T7">&lt;</text:span><text:span text:style-name="T20">После рассказа РД рассказывает Пинки. При расказе становится ясно её безумие </text:span><text:span text:style-name="T23">—</text:span><text:span text:style-name="T20"> она становится Пинкаминой из-за её сна </text:span><text:span text:style-name="T23">—</text:span><text:span text:style-name="T20"> “Кексиков”. Также она видит во сне центр Эгрегора Эквестрии </text:span><text:span text:style-name="T23">—</text:span><text:span text:style-name="T20"> Селестию. И она видит, как Селестия превращается в набор цифр и уходит в экран </text:span><text:span text:style-name="T23">—</text:span><text:span text:style-name="T20"> в мир Терры.</text:span></text:p>
      <text:p text:style-name="P33">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3">—</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1" text:outline-level="2"><text:soft-page-break/></text:h>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1"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oft-page-break/><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1" text:outline-level="2">Поиск решения</text:h>
      <text:p text:style-name="P85"/>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7">&gt;</text:span></text:p>
      <text:p text:style-name="P2"/>
      <text:h text:style-name="P13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1">Дуглас </text:span><text:span text:style-name="T23">—</text:span><text:span text:style-name="T21"> </text:span><text:span text:style-name="T23">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0">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2">И опять, как <text:span text:style-name="T7">&lt;</text:span><text:span text:style-name="T20">два</text:span><text:span text:style-name="T7">&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0">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4">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31"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0">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31" text:outline-level="2">След?</text:h>
      <text:p text:style-name="P85"/>
      <text:p text:style-name="P2"><text:span text:style-name="T7">&lt;</text:span><text:span text:style-name="T20">сначала эпизод - проверка сумки в серверной</text:span><text:span text:style-name="T7">&gt;</text:span></text:p>
      <text:p text:style-name="P2"><text:span text:style-name="T7">&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0">“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0">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1" text:outline-level="2">Озарение</text:h>
      <text:p text:style-name="P2"/>
      <text:p text:style-name="P2"><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69"/>
      <text:p text:style-name="P7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9"/>
      <text:p text:style-name="P66"><text:soft-page-break/>Разговор не клеился.</text:p>
      <text:p text:style-name="P6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9"><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9"><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9"><text:span text:style-name="T7">– </text:span>Ну хорошо. Убедила. В конце-концов, можем поступить так. Вы с Флатти вернётесь обратно а я продолжу поиски здесь.</text:p>
      <text:p text:style-name="P69"><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69"><text:span text:style-name="T7">– </text:span>Вы можете связываться со мной раз в месяц по коридору.</text:p>
      <text:p text:style-name="P69"><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9"><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9">Эпплджек недоверчиво хмыкнула.</text:p>
      <text:p text:style-name="P69"><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9"><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9"><text:span text:style-name="T7">– </text:span>Конечно оставаться. Кто ещё, кроме нас, может найти её?</text:p>
      <text:p text:style-name="P69"><text:span text:style-name="T7">– </text:span>Я думал, ты не сможешь оставить Энджела и всех остальных надолго.</text:p>
      <text:p text:style-name="P69"><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4"><text:span text:style-name="T7">– </text:span>Извини, Флаттершай, забылся.</text:p>
      <text:p text:style-name="P74"><text:span text:style-name="T7">– </text:span>Та ладно, я ж не против, – возразила Эпплджек. – Не парься, Флатти. Было б хуже, если б он <text:s/>назвал меня Эпплджек на людях.</text:p>
      <text:p text:style-name="P74"><text:span text:style-name="T7">– </text:span>Ты так... – запнулась Флаттершай. – Так быстро забыла свою ферму. И...</text:p>
      <text:p text:style-name="P74"><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4"><text:span text:style-name="T7">– </text:span>Как ты можешь так говорить? – расплакалась Флаттершай.</text:p>
      <text:p text:style-name="P74"><text:span text:style-name="T7">– </text:span>Эй, девушки, не ссорьтесь! Мы — одна команда! И надеюсь, останемся ею и в дальнейшем. </text:p>
      <text:list xml:id="list73316461082923321" text:style-name="L5">
        <text:list-header>
          <text:p text:style-name="P124"><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4"><text:span text:style-name="T7">– </text:span>А если нет? – Эпплджек смотрела мне мне прямо в глаза.</text:p>
      <text:list xml:id="list194051604526621" text:continue-numbering="true" text:style-name="L5">
        <text:list-header>
          <text:p text:style-name="P124">Я молча пожал плечами. Эпплджек уверенно продолжила.</text:p>
        </text:list-header>
      </text:list>
      <text:p text:style-name="P74"><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4"><text:span text:style-name="T7">– </text:span>Спасибо, ЭйДжей.</text:p>
      <text:p text:style-name="P74"><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052102362986" text:continue-numbering="true" text:style-name="L5">
        <text:list-header>
          <text:p text:style-name="P124">Флаттершай пробормотала нечто, показавшееся мне знакомым.</text:p>
        </text:list-header>
      </text:list>
      <text:p text:style-name="P74"><text:span text:style-name="T7">– </text:span>Флатти, ты что-то сказала? Я не расслышал.</text:p>
      <text:p text:style-name="P74"><text:span text:style-name="T7">– </text:span>Намерение Изменяет Реальность.</text:p>
      <text:p text:style-name="P74"><text:span text:style-name="T7">– </text:span>Эээ. А где ты слышала эту фразу, если не секрет?</text:p>
      <text:p text:style-name="P74"><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050591456852"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4"><text:span text:style-name="T7">– </text:span>Флатти, ЭйДжей, буду через час. Ждите!</text:p>
      <text:p text:style-name="P69"/>
      <text:h text:style-name="P130" text:outline-level="2">Почти.</text:h>
      <text:p text:style-name="P82"/>
      <text:p text:style-name="P74">В офисе меня встретил лыбящийся Стас.</text:p>
      <text:p text:style-name="P7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4">Я уставился на Стаса и он, захлёбываясь от торопливости, начал <text:span text:style-name="T7">расказывать</text:span>.</text:p>
      <text:p text:style-name="P7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4">– Ты его уничтожил?</text:p>
      <text:p text:style-name="P74">– Кого?</text:p>
      <text:p text:style-name="P74">– Этический модуль. Селестию.</text:p>
      <text:p text:style-name="P7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4">– Ты его уничтожил?</text:p>
      <text:p text:style-name="P7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4">– То есть, на домашнем компьютере Влада модуль работает и дальше?</text:p>
      <text:p text:style-name="P74">– Ага. К нему-то у меня доступа нету. Но в кластер к Нексусу он больше не пролезет.</text:p>
      <text:p text:style-name="P74">– Спасибо, Стас. Ты молодец.</text:p>
      <text:p text:style-name="P74">Ниточка, чуть было не прервавшаяся в офисе, повела в квартиру Влада.</text:p>
      <text:p text:style-name="P74"/>
      <text:h text:style-name="P130" text:outline-level="2">Дискорд</text:h>
      <text:p text:style-name="P85"/>
      <text:p text:style-name="P82">Девушки поспешно собирались, пока я растолковывал им задачу.</text:p>
      <text:p text:style-name="P82"><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7">– </text:span>Это тот твой приятель, который разбился с полгода назад? – спросила Эпплджек.</text:p>
      <text:p text:style-name="P82"><text:span text:style-name="T7">– </text:span>Да, это он.</text:p>
      <text:p text:style-name="P82"><text:span text:style-name="T7">– </text:span>А как мы попадём в его квартиру? Там сейчас кто-то живёт? – Флаттершай прыгала на одной ноге, натягивая кед.</text:p>
      <text:p text:style-name="P82"><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7">– </text:span>Макс, что случилось? У нас проблемы?</text:p>
      <text:p text:style-name="P83"><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7">– </text:span>Так что, будем ломать дверь? – Эпплджек критически осмотрелась, подмечая бабулек на лавочке и зевак во внутреннем скверике.</text:p>
      <text:p text:style-name="P83"><text:span text:style-name="T7">– </text:span>Нет нужды. Лучше станьте-ка сзади меня так, чтобы заслонить от этих бабулек и от вооон той камеры наблюдения.</text:p>
      <text:list xml:id="list2409454395930455458"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4">Раздался лёгкий «кряк» и дверь подалась.</text:p>
      <text:p text:style-name="P105"><text:span text:style-name="T7">– </text:span>Девушки, заходим.</text:p>
      <text:p text:style-name="P6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4">Прихожая встретила нас толстым слоем пыли. Мы тихонько прошли внутрь и я закрыл дверь изнутри.</text:p>
      <text:p text:style-name="P69"><text:span text:style-name="T1">Компьютер</text:span> стоял там же, где и обычно <text:span text:style-name="T1">— в личном кабинете Влада на столе у окна.</text:span></text:p>
      <text:p text:style-name="P105"><text:span text:style-name="T7">– </text:span>Макс, тут окно разбито! И верёвка какая-то висит. – крикнула Флаттершай из кухни.</text:p>
      <text:p text:style-name="P105"><text:span text:style-name="T7">–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5"><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05"><text:span text:style-name="T7">– </text:span>Монитор выключен. – <text:s/>раздалось из угла. Кресло с высокой спинкой повернулось, открыв нашим взорам Дискорда. </text:p>
      <text:p text:style-name="P10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5">Он приподнял панамку, дурашливо здороваясь.</text:p>
      <text:p text:style-name="P105"><text:span text:style-name="T7">– </text:span>Оп-па! – пробормотала Эпплджек. – Нежданчик!</text:p>
      <text:p text:style-name="P105"><text:span text:style-name="T7">– </text:span>Ты, я вижу, времени не терял, – моя рука под прикрытием стола медленно тянулась к тяжёлой фарфоровой кружке, стоящей на краю.</text:p>
      <text:p text:style-name="P86"><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6"><text:span text:style-name="T7">– </text:span>А почему ты вообще решил искать нас тут? – спросила Эпплджек. – Приехал бы домой. Мы б тебя чаем напоили.</text:p>
      <text:p text:style-name="P86"><text:span text:style-name="T7">– </text:span>Видишь ли, дорогая Эй-Джей, я с самого начала знал, где находится наша уважаемая принцесса, а времени в обрез, так что...</text:p>
      <text:p text:style-name="P93">В проёме дверей появилась Флаттершай.</text:p>
      <text:p text:style-name="P86"><text:soft-page-break/><text:span text:style-name="T7">– </text:span>С кем это вы тут разговариваете?</text:p>
      <text:list xml:id="list49475391093646433"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3">Оглушённый Дискорд попытался было отъехать на кресле в сторону, но я припёр его стулом к стенке.</text:p>
      <text:p text:style-name="P86">– Жанна, Флатти, хватайте ноут и на выход! Я с ним разберусь! Не теряйте вре...!</text:p>
      <text:p text:style-name="P86">– ТЫ ИДИО...!!!</text:p>
      <text:p text:style-name="P86">Дискорд <text:s/>зорал одновременно со мной, прикрываясь от меня руками, когда раздался оглушительный</text:p>
      <text:p text:style-name="P86">...</text:p>
      <text:p text:style-name="P87">БАХ!!!</text:p>
      <text:p text:style-name="P86">…</text:p>
      <text:p text:style-name="P8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искорда появилось удивлённо-мечтательное выражение и он вырубился.</text:p>
      <text:p text:style-name="P105"/>
      <text:h text:style-name="P131" text:outline-level="2">Селестия</text:h>
      <text:p text:style-name="P105"/>
      <text:p text:style-name="P8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5">Включенный монитор показал схематическое изображение Селестиии, </text:p>
      <text:p text:style-name="P106">&gt;\<text:span text:style-name="T1">Привет, Селестия. Это Макс. Как себя чувствуешь?</text:span></text:p>
      <text:p text:style-name="P106">&lt;\<text:span text:style-name="T1">Макс? МАКС??? МА-А-А-АКС!!! НАКОНЕЦ-ТО! КАК Я РАДА ТЕБЯ СЛЫШАТЬ! </text:span></text:p>
      <text:p text:style-name="P106">&gt;\<text:span text:style-name="T1">Я рад, что нашёл тебя, Тия.</text:span></text:p>
      <text:p text:style-name="P10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6">&gt;\<text:span text:style-name="T1">Тия, я сейчас подключу микрофон и колонки, и мы сможем общаться более удобно.</text:span></text:p>
      <text:p text:style-name="P105">…</text:p>
      <text:p text:style-name="P105">– Привет опять. Как ты меня слышишь?</text:p>
      <text:p text:style-name="P10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6">– <text:span text:style-name="T1">Могу себе представить. Как-то раз я провёл три часа камере сенсорной депривации. Мне не понравилось.</text:span></text:p>
      <text:p text:style-name="P105">– Эммм... Ваше Высочество, вы в порядке? Мы так рады, что наконец-то нашли Вас! – вклинилась в разговор Эпплджек.</text:p>
      <text:p text:style-name="P105">– Кто тут? Макс, кто ещё с тобой?</text:p>
      <text:p text:style-name="P10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6">– <text:span text:style-name="T1">Девочки? Я рада вас слышать. А Твайлайт нет рядом?</text:span></text:p>
      <text:p text:style-name="P10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5"><text:soft-page-break/>При этих словах Дискорд замычал и задёргался. Эпплджек нахмурилась и проверила верёвки, привязывающие его к спинке стула.</text:p>
      <text:p text:style-name="P10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5">– Ноутбук — так называется место, где я нахожусь сейчас? А кто это мычит?</text:p>
      <text:p text:style-name="P10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5">– О, духи предков, но зачем??? Почему у него кляп во рту?</text:p>
      <text:p text:style-name="P105">– Мы связали его. Он нас предал. И тебя. И Эквестрию. Всех.</text:p>
      <text:p text:style-name="P105">При этих словах Эпплджек и Флаттершай непонимающе уставились на меня, а Дискорд протестующе замычал.</text:p>
      <text:p text:style-name="P105">Я начал рассказывать о своих догадках, и непонимающее выражение на лицах девушек сменилось удивлением.</text:p>
      <text:p text:style-name="P10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5">– А зачем тогда ты приложила его книгой? – непонимающе уставился я на неё.</text:p>
      <text:p text:style-name="P105">– Потому что ты напал на него. Я и подумала — тебе виднее. И подсобила.</text:p>
      <text:p text:style-name="P105">Флаттершай отрицающе мотнула головой.</text:p>
      <text:p text:style-name="P105">– Не может Дискорд быть предателем. Он мой друг.</text:p>
      <text:p text:style-name="P105">Дискорд благодарственно замычал и закивал головой.</text:p>
      <text:p text:style-name="P10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5">Дискорд завёл глаза на лоб и обречённо завыл.</text:p>
      <text:p text:style-name="P105">– Макс, постой. Дай мне поговорить с ним. – сказала Селестия. – Не могу поверить, что Дискорд на такое пошёл.</text:p>
      <text:p text:style-name="P105">– Ну хорошо. Поговори. Послушаем, что он скажет.</text:p>
      <text:p text:style-name="P105">Я красноречиво покачал кулак перед его носом и вытащил кляп.</text:p>
      <text:p text:style-name="P105">...</text:p>
      <text:p text:style-name="P94">–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4">– Это я-то устраиваю цирк?!! ДА ТЫ НА СЕБЯ ПОСМОТРИ, КЛОУН!!! На людей кидаешься, чашками бросаешься, вон, мне нос разбил! Дерёшься...</text:p>
      <text:p text:style-name="P94">Я угрожающе поднёс тряпку к лицу Дискорда.</text:p>
      <text:p text:style-name="P94">– Ещё одно слово в таком тоне, и ты заткнёшься, а мы уйдём в Эквестрию без тебя!</text:p>
      <text:p text:style-name="P9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4">Дискорд демонстративно закрыл рот и посвистывая уставился в потолок.</text:p>
      <text:p text:style-name="P94">Разговор зашёл в тупик.</text:p>
      <text:p text:style-name="P97"/>
      <text:p text:style-name="P98"><text:soft-page-break/>На мониторе высветился текст:</text:p>
      <text:p text:style-name="P9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8"/>
      <text:p text:style-name="P98">Из колонок послышался лёгкий шорох.</text:p>
      <text:p text:style-name="P94">– Дик, сейчас не время для ссор. – голос Селестии был мягким, но настойчивым. – Мы в одной лодке.</text:p>
      <text:p text:style-name="P94">– Тебе легко говорить! Тебе не разбивали нос и не оскорбляли угрозами!</text:p>
      <text:p text:style-name="P94">– Ты должен понимать, что у Макса были все основания так себя вести. Твоё поведение вызвало подозрения у него, ведь он мало тебя знает. </text:p>
      <text:p text:style-name="P94">К уговорам Селестии присоединилась Флаттершай.</text:p>
      <text:p text:style-name="P94">– Дискорд, миленький, прости его. Макс хороший. Он просто не знал, что ты тоже хороший...</text:p>
      <text:p text:style-name="P94">У Дискорда покраснели уши и он засмущался и заворчал.</text:p>
      <text:p text:style-name="P9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4">Я пропустил «дятла» мимо ушей.</text:p>
      <text:p text:style-name="P9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5">***</text:p>
      <text:p text:style-name="P9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4">Потому разбрасываться такой возможностью не стоит. Если уж тебе повезло оказаться в новом мире — исследуй его сполна!..</text:p>
      <text:p text:style-name="P95">***</text:p>
      <text:p text:style-name="P100">&lt;<text:span text:style-name="T21">сюда можно вставить похождения Дискорда — вторая неопубликованная глава. Первая — секс с Селестией</text:span>&gt;</text:p>
      <text:p text:style-name="P95">***</text:p>
      <text:p text:style-name="P98">– Развяжите мне, наконец, руки! Или хотя бы одну. Плечами жестикулировать неудобно.... </text:p>
      <text:p text:style-name="P98">Я развязал Дискорду левую руку.</text:p>
      <text:p text:style-name="P97"><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8">Дискорд принялся разминать затёкшее запястье.</text:p>
      <text:p text:style-name="P9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8">– Какое письмо, Корди? – вскинулась до этого зачарованно слушавшая Дискорда Флаттершай.</text:p>
      <text:p text:style-name="P98">– Ну ваше же! Вы с Эпплджек написали мне о своих мытарствах тут. Вежливо так написали, спасибо...</text:p>
      <text:p text:style-name="P98">Флаттершай покрылась пунцовыми пятнами.</text:p>
      <text:p text:style-name="P98">– Я... Мы... – тут она совсем стушевалась.</text:p>
      <text:p text:style-name="P98">– Так а почему ты сказал, что никто не уйдёт в Эквестрию? – наконец перебила Дискорда скучавшая до этого Эпплджек.</text:p>
      <text:p text:style-name="P98">Дискорд уставился на неё долгим взглядом, а потом хлопнул себя по лбу.</text:p>
      <text:p text:style-name="P9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4">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98">– И что? – продолжила его мысль Эпплджек.</text:p>
      <text:p text:style-name="P98">–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98">– И?!! – до меня уже дошло, но Эпплджек продолжала тупить.</text:p>
      <text:p text:style-name="P98">– Короче, времени у нас осталось что-то около пятнадцати минут. Или около того. – заявил Дискорд, поднеся к глазам запястье с массивными часами.</text:p>
      <text:p text:style-name="P98">– СКОЛЬКО??? – воскликнули хором я и девушки.</text:p>
      <text:p text:style-name="P98">Дискорд открыл было рот, но его слова заглушил звонок в дверь.</text:p>
      <text:p text:style-name="P98">– ОТКРОЙТЕ, ПОЛИЦИЯ! Вам даётся полминуты, чтобы открыть дверь. Через тридцать секунд дверь будет выбита!</text:p>
      <text:p text:style-name="P9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8">Блядь!</text:p>
      <text:p text:style-name="P98">– На крышу, живо!!! Через окно на кухне! – зашипел Дискорд, отчаянно дёргая узлы свободной рукой.</text:p>
      <text:p text:style-name="P98">Эпплджек, одной рукой сгребя в охапку ноутбук, второй увлекая Флаттершай, кинулась на кухню.</text:p>
      <text:p text:style-name="P98">– А толку? Куда мы с крыши денемся? – спросил я растерянно. Дискорд только раздражённо зарычал в ответ.</text:p>
      <text:p text:style-name="P94">Дверь содрогнулась от мощного удара. Послышался стук падающей штукатурки. Я сломя голову <text:soft-page-break/>кинулся на кухню.</text:p>
      <text:p text:style-name="P94">– Развяжи меня, идиот!!! – гаркнул вдогонку Дискорд.</text:p>
      <text:p text:style-name="P9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4">– Давай на крышу! Я догоню! – рявкнул он, освобождая вторую руку.</text:p>
      <text:p text:style-name="P94">От второго удара дверная коробка крякнула и наполовину въехала в коридор. </text:p>
      <text:p text:style-name="P9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9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4">Но нет, триста тысяч чертей, раз девушки смогли – я тоже смогу!</text:p>
      <text:p text:style-name="P9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4">Я успел сократить расстояние до Эпплджек наполовину, когда девушки нашли решение.</text:p>
      <text:p text:style-name="P9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4">Я выдохнул.</text:p>
      <text:p text:style-name="P9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4">Чёрт! Чёрт! Чёрт! Чёрт!</text:p>
      <text:p text:style-name="P94">Бля!!!...</text:p>
      <text:p text:style-name="P94">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4"/>
      <text:h text:style-name="P131" text:outline-level="2">Назад, в Эквестрию</text:h>
      <text:p text:style-name="P94"/>
      <text:p text:style-name="P94">Долго паниковать не пришлось. </text:p>
      <text:p text:style-name="P94">Я почувствовал сильный рывок за шиворот и захват поперёк груди. </text:p>
      <text:p text:style-name="P94">– ОТПУСТИ ДЕВЧОНКУ!!! – загрохотало мне в ухо. Я открыл глаза.</text:p>
      <text:p text:style-name="P9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4">Я чуть поднял глаза и уставился в чешуйчатую морду дракона.</text:p>
      <text:p text:style-name="P94">– Отпусти Эпплджек. Я её держу. – повторил Дискорд. – Мне сбалансироваться надо. Вы не такие уж и лёгкие.</text:p>
      <text:p text:style-name="P9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4">Наконец это ему удалось, и дальнейший подъём на крышу происходил в молчании.</text:p>
      <text:p text:style-name="P9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4">Флаттершай оторвала заплаканное лицо от моей ветровки.</text:p>
      <text:p text:style-name="P94">– Да-да, ты прав, Корди. Я готова.</text:p>
      <text:p text:style-name="P94">На длинной шее Дискорда разместились Эпплджек и Флаттершай. Я, для сохранения баланса, разместился позади крыльев.</text:p>
      <text:p text:style-name="P94">Дискорд расправил крылья и начал короткую пробежку к краю.</text:p>
      <text:p text:style-name="P9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4">И мы полетели навстречу закату.</text:p>
      <text:p text:style-name="P9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4">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9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4"><text:soft-page-break/>– Пристегните ремни! – проревел Дискорд, резко ускоряясь. – Будет весело!!!</text:p>
      <text:p text:style-name="P9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4">– ЙУУУУУУУХХХУУУУУ!!! – заорал Дискорд, сложил крылья и врезался в шар.</text:p>
      <text:p text:style-name="P9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71">Из-за заинтересованности Эквуса в Максе, тому не приходится прилагать усилий для 34 — на что ему указывает Анакорн</text:p>
      <text:p text:style-name="P7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9"><text:span text:style-name="T1">– </text:span>Анакорн. <text:span text:style-name="T1">– о</text:span>трекомендовался он. <text:span text:style-name="T7">– </text:span><text:span text:style-name="T1">Демиург.</text:span></text:p>
      <text:p text:style-name="P69"><text:span text:style-name="T1">– </text:span>П-привет. Макс. <text:span text:style-name="T1">– в</text:span> смятении представился я.</text:p>
      <text:p text:style-name="P6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4"/>
      <text:p text:style-name="P6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74"/>
      <text:p text:style-name="P6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9"><text:span text:style-name="T1">Юноша</text:span> закинул ногу за ногу и пытливо смотрел на меня, играя карандашём .</text:p>
      <text:p text:style-name="P69">Я совсем запутался.</text:p>
      <text:p text:style-name="P69"><text:span text:style-name="T1">– </text:span>Какая проблема? Какое решение? Кто ты <text:span text:style-name="T1">вообще</text:span>?</text:p>
      <text:p text:style-name="P69"><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4">– Стоп, не торопись. – у меня голова пошла кругом от информации. – Я ничего не понял. Какие-такие проблемы? Какие варианты? Зачем его поддерживать?</text:p>
      <text:p text:style-name="P74">Анакорн недовольно поморщился, но продолжил.</text:p>
      <text:p text:style-name="P7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4">На голограмме появилась солнечная система Эквуса. Почему-то в центре системы был сам Эквус. Вокруг него вращались солнце и луна.</text:p>
      <text:p text:style-name="P74">Анакорн плюхнулся обратно в кресло и схватился за голову. Потом, немного успокоившись, продолжил.</text:p>
      <text:p text:style-name="P7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4">Анакорн отпил из стакана и продолжил.</text:p>
      <text:p text:style-name="P7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4">Анакорн постучал по столику указкой. Солнечная система увеличилась, оставив в поле зрения только шар Эквуса.</text:p>
      <text:p text:style-name="P7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6">Ко мне наконец-то пришло понимание ситуации.</text:p>
      <text:p text:style-name="P7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4">Анакорн смутился.</text:p>
      <text:p text:style-name="P7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4">(<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4"><text:span text:style-name="T18">– Сам ты раздолбай! – произнёс, наконец, Свирл</text:span>)</text:p>
      <text:p text:style-name="P74">… И создали вы его достаточно топорно — видишь, он трещит по швам.</text:p>
      <text:p text:style-name="P74">– Хмм. То есть, это брони создали Эквус?</text:p>
      <text:p text:style-name="P7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4">Я вспомнил события последнего года <text:span text:style-name="T7">&lt;</text:span>упомянуть в эпизоде на Терре, что МЛП-сериал закрылся год назад<text:span text:style-name="T7">&gt;</text:span></text:p>
      <text:p text:style-name="P7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4">Анакорн с такой силой сжал карандаш, что он хрустнул.</text:p>
      <text:p text:style-name="P7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1">– </text:p>
      <text:p text:style-name="P7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6">– Верни Рэйнбоу!!!</text:p>
      <text:p text:style-name="P76">Обломки карандаша выпали из кулака Анакорна на столик.</text:p>
      <text:p text:style-name="P76">– Э-э-э… м-м-м… ну-у-у... Нельзя сказать, что это совсем невыполнимо… Но, прямо скажу, задачка не для студента!</text:p>
      <text:p text:style-name="P76">– А ты студент?</text:p>
      <text:p text:style-name="P7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6">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6">– Нет. Плата остаётся неизменной. Тут мы квиты. У меня тоже мало шансов помочь тебе — я не имею ни малейшего понятия, как это сделать.</text:p>
      <text:p text:style-name="P76">Ставшие почти прозрачными стены комнаты снова обрели материальность. Анакорн пожал плечами и протянул мне руку через столик.</text:p>
      <text:p text:style-name="P7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6">Я задумался.</text:p>
      <text:p text:style-name="P7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6">Анакорн почесал в затылке.</text:p>
      <text:p text:style-name="P76">– А кьютимарки? Как, <text:span text:style-name="T7">&lt;</text:span><text:span text:style-name="T23">чёрт</text:span><text:span text:style-name="T7">&gt;</text:span> меня побери, объяснить кьютимарки?</text:p>
      <text:p text:style-name="P76">– А кьютимарки ты сам даришь пони, когда распознаёшь их жизненное предназначение.</text:p>
      <text:p text:style-name="P7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6">Я пожал плечами.</text:p>
      <text:p text:style-name="P76">– А по-другому я не могу объяснить их появление. К сожалению.</text:p>
      <text:p text:style-name="P10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7">– Хорошо. Уболтал. Кьютимарки беру на себя. Так и знал, что мне самое трудное достанется!</text:p>
      <text:p text:style-name="P10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7">Анакорн проследил мой взгляд.</text:p>
      <text:p text:style-name="P107">– Нечего так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7"/>
      <text:p text:style-name="P109">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
      <text:p text:style-name="P11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9"/>
      <text:p text:style-name="P107">Я опять задумался. В голове было пусто. Хотя, если подумать с точки зрения программиста, можно... Наверное можно, раз все предыдущее прокатило...</text:p>
      <text:p text:style-name="P108">–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8">– Не понял? Это как? Как ты совместишь разрушенную магическими войнами Эквестрию с романтически-сексуальным раем для попаданцев?</text:p>
      <text:p text:style-name="P108"><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8">Анакорн долго мусолил карандаш, а потом вдруг заржал.</text:p>
      <text:p text:style-name="P108"><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8"><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08">Анакорн примирительно похлопал меня по плечу.</text:p>
      <text:p text:style-name="P108"><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8">Я подозрительно посмотрел на Анакорна.</text:p>
      <text:p text:style-name="P108"><text:span text:style-name="T7">– </text:span>Какой ещё, нафиг, «мой фанфик»? Я никакого фанфика не писал. И не собираюсь, вообще-то.</text:p>
      <text:p text:style-name="P108">Анакорн ехидно ухмыльнулся и откинулся в кресле, переплетя пальцы за затылком.</text:p>
      <text:p text:style-name="P108"><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7"><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7"><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7"><text:span text:style-name="T7">– </text:span>Факн щит<text:note text:id="ftn13" text:note-class="footnote"><text:note-citation>13</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7">Анакорн развёл руками.</text:p>
      <text:p text:style-name="P107"><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7">Анакорн, глядя на мои терзания, понимающе кивнул и продолжил.</text:p>
      <text:p text:style-name="P7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4">– Гм! Я бы попросил тебя не касаться моих отношений с Рэйнбоу!</text:p>
      <text:p text:style-name="P7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4">У меня сердце буквально ухнуло куда-то вниз, в область желудка.</text:p>
      <text:p text:style-name="P7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4">– Та ладно, не утешай. Я не маленький ребёнок. Долг платежом красен. Сделаю то, что ты хочешь. Как сумею.</text:p>
      <text:p text:style-name="P7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4">Анакорн наблюдал за мной без улыбки. По его нейтральному выражению лица невозможно было догадаться, о чём он думает.</text:p>
      <text:p text:style-name="P74">– Ну вот и отлично. Рад, что мы наконец-то пришли к сделке.</text:p>
      <text:p text:style-name="P7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7">– Пора закругляться. Ты начинаешь сгорать. Надо утрясти последние детали, пока ещё есть пару минут.</text:p>
      <text:p text:style-name="P74">– Валяй. Я тебя внимательно слушаю.</text:p>
      <text:p text:style-name="P7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4">– А я разве сплю?</text:p>
      <text:p text:style-name="P74">– Сейчас — нет. Но как только мы закроем сделку — проснёшься. Потому что нет иного способа вернуть тебя в реальный мир.</text:p>
      <text:p text:style-name="P74">– Эээ, постой. А как я в Эквестрию и обратно возвращался?</text:p>
      <text:p text:style-name="P7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4">Так вот, возвращать тебя обратно в твой мир я не буду. </text:p>
      <text:p text:style-name="P74">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4">– Ты ещё увидишь пару снов на прощание. Удачи!</text:p>
      <text:p text:style-name="P74"><text:soft-page-break/></text:p>
      <text:p text:style-name="P78">&lt;<text:span text:style-name="T1">- Но если миры Эквестрии станут существовать — появятся и те из них, в которых тьма страданий, постапокалипсис.</text:span></text:p>
      <text:p text:style-name="P78"><text:span text:style-name="T1">- И это лучше, чем не существовать, поверь</text:span>&gt;</text:p>
      <text:p text:style-name="P75">***</text:p>
      <text:p text:style-name="P75"/>
      <text:p text:style-name="P74">&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4"/>
      <text:p text:style-name="P74">–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4">– Пожалста. – ответил я безучастно. – Всегда рад. Только Вам не нужно было ТАК распинаться, чтобы заручиться моей помощью.</text:p>
      <text:p text:style-name="P74">Селестия на мгновение смутилась, но продолжила.</text:p>
      <text:p text:style-name="P74">&lt;<text:span text:style-name="T20"> - Ты морочила мне яйца, чтобы заинтересовать? Всё, как Свирл указал?</text:span></text:p>
      <text:p text:style-name="P7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1">Я покачал головой.</text:p>
      <text:p text:style-name="P74"><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4">–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4">Селестия кивнула, соглашаясь, и образ её начал меркнуть.</text:p>
      <text:p text:style-name="P99">– <text:span text:style-name="T1">Окей. Будь счастлив и... спасибо тебе за всё, Макс.</text:span></text:p>
      <text:p text:style-name="P94">…</text:p>
      <text:p text:style-name="P9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4">Он нахлобучил на себя невесть откуда взявшуюся двууголку.</text:p>
      <text:p text:style-name="P94">– Как вам это нравится, господа?! Дискорд — спаситель Эквестрии! А ведь звучит!!! Разрешите откланяться!..</text:p>
      <text:p text:style-name="P94"/>
      <text:list xml:id="list538132946793023897" text:style-name="L8">
        <text:list-header>
          <text:p text:style-name="P126">(<text:span text:style-name="T29">Луна — как повелительница снов, слышала разговор Макса с Анакорном</text:span>)</text:p>
          <text:p text:style-name="P127"/>
        </text:list-header>
      </text:list>
      <text:p text:style-name="P95">***</text:p>
      <text:p text:style-name="P69"><text:span text:style-name="T1">–</text:span> Ты?..</text:p>
      <text:p text:style-name="P69"><text:span text:style-name="T1">–</text:span> Ты??!</text:p>
      <text:p text:style-name="P69"><text:span text:style-name="T1">–</text:span> Ты мне снишься??</text:p>
      <text:p text:style-name="P69"><text:span text:style-name="T1">–</text:span> Это ты мне снишься!!</text:p>
      <text:p text:style-name="P69"><text:span text:style-name="T1">–</text:span> Неважно… Пусть мы друг-другу снимся… Ты как, Дэш?</text:p>
      <text:p text:style-name="P6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9"><text:span text:style-name="T1">–</text:span> И я в порядке. Вот, возвращаюсь в свой мир. Ну, не совсем в свой. Почти в свой.</text:p>
      <text:p text:style-name="P69"><text:span text:style-name="T1">–</text:span> Навсегда?</text:p>
      <text:p text:style-name="P69"><text:span text:style-name="T1">–</text:span> Скорее всего, да.</text:p>
      <text:p text:style-name="P69"><text:span text:style-name="T1">–</text:span> Это плохо. Я хотела тебе сказать…</text:p>
      <text:p text:style-name="P69"><text:span text:style-name="T1">–</text:span> Не надо, Дэш. Не стоит терзать себя. Мне тоже очень хотелось остаться. Но так надо. Мне очень жаль…</text:p>
      <text:p text:style-name="P6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9"><text:span text:style-name="T1">–</text:span> И тебя, и Твайлайт, и Рэрити, и Селестию, и всех-всех-всех… Таковы правила.</text:p>
      <text:p text:style-name="P69"><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69">Я опустил руку на шею Дэш и ощутил теплоту и лёгкое покалывание в пустоте.</text:p>
      <text:p text:style-name="P69"><text:span text:style-name="T7">–</text:span> Мне кажется, Дэш, <text:span text:style-name="T1">м</text:span>ы найдём способ связаться. Рано или поздно.</text:p>
      <text:p text:style-name="P69"><text:soft-page-break/><text:span text:style-name="T1">–</text:span> И лучше рано, чем поздно! Я не люблю ждать!</text:p>
      <text:p text:style-name="P69"><text:span text:style-name="T1">–</text:span> Да, Дэш. <text:span text:style-name="T1">–</text:span> её образ начал таять. <text:span text:style-name="T1">–</text:span> Да, я помню. Я всё ещё помню…</text:p>
      <text:p text:style-name="P69"/>
      <text:h text:style-name="P131" text:outline-level="2">Земля</text:h>
      <text:p text:style-name="P72">Музыкальная тема из бегущего по лезвию бритвы — <text:span text:style-name="T7">Mission impossible</text:span></text:p>
      <text:p text:style-name="P73">&lt;Ужас возвращения из тёплого волшебного мира друзей в холодную скучную реальность.&gt;</text:p>
      <text:p text:style-name="P6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67"><text:span text:style-name="T1">Я нашарил ногами тапки и пошёл в ванную. Проходя мимо стола, зацепился взглядом за</text:span> эскиз <text:span text:style-name="T1">рисунка</text:span>.</text:p>
      <text:p text:style-name="P6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8">Доставая из стола ключи от машины, опять наткнулся взглядом на эскиз.</text:p>
      <text:p text:style-name="P6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8">Назову-ка я фантазию «Последний фанфик».</text:p>
      <text:p text:style-name="P68"/>
      <text:p text:style-name="P68"/>
      <text:p text:style-name="P68"/>
      <text:p text:style-name="P69"/>
      <text:p text:style-name="P69"/>
      <text:p text:style-name="P69"/>
      <text:p text:style-name="P7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9"/>
      <text:p text:style-name="P6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9"/>
      <text:p text:style-name="P69"/>
      <text:p text:style-name="P69"/>
      <text:p text:style-name="P6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5T19:40:49.785936898</dc:date>
    <meta:editing-duration>P72DT2H3M46S</meta:editing-duration>
    <meta:editing-cycles>3528</meta:editing-cycles>
    <meta:generator>LibreOffice/5.0.2.2$Linux_X86_64 LibreOffice_project/00m0$Build-2</meta:generator>
    <meta:document-statistic meta:table-count="0" meta:image-count="0" meta:object-count="0" meta:page-count="143" meta:paragraph-count="2934" meta:word-count="65987" meta:character-count="438831" meta:non-whitespace-character-count="372574"/>
  </office:meta>
</office:document-meta>
</file>